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DrivenBeanTestCaller.do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ssageDrivenBeanTestCaller.doCreate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ssageDrivenBeanTestCaller.doGetRes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ssageDrivenBeanTestCaller.MessageDrivenBeanTestCaller( MessageDrivenBeanImplicitObjects 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DrivenBeanTestCaller.setTestCaseFields( TestCase theTestInstan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essageDrivenBeanTestCaller.do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ssageDrivenBeanTestCaller.doRun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